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6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0" table:number-columns-repeated="234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99</text:p>
          </table:table-cell>
          <table:table-cell table:style-name="ACE-0" office:value-type="float" office:value="61.780000000000001">
            <text:p>61.78</text:p>
          </table:table-cell>
          <table:table-cell table:style-name="ACE-0" office:value-type="float" office:value="-72.579999999999998">
            <text:p>−72.58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/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VacchiEtal2018</text:p>
          </table:table-cell>
          <table:table-cell table:style-name="ACE-0" office:value-type="string">
            <text:p>Dyke, 2004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0</text:p>
          </table:table-cell>
          <table:table-cell table:style-name="ACE-0" office:value-type="float" office:value="62.020000000000003">
            <text:p>62.02</text:p>
          </table:table-cell>
          <table:table-cell table:style-name="ACE-0" office:value-type="float" office:value="-72.599999999999994">
            <text:p>−72.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2.700000000000003">
            <text:p>42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LauriolGray1987</text:p>
          </table:table-cell>
          <table:table-cell table:style-name="ACE-0" office:value-type="string">
            <text:p>Lauriol and Gray, 1987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3</text:p>
          </table:table-cell>
          <table:table-cell table:style-name="ACE-0" office:value-type="float" office:value="62.020000000000003">
            <text:p>62.02</text:p>
          </table:table-cell>
          <table:table-cell table:style-name="ACE-0" office:value-type="float" office:value="-72.599999999999994">
            <text:p>−72.6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 arctica, my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3.700000000000003">
            <text:p>73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VacchiEtal2018</text:p>
          </table:table-cell>
          <table:table-cell table:style-name="ACE-0" office:value-type="string">
            <text:p>Dyke, 2004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2</text:p>
          </table:table-cell>
          <table:table-cell table:style-name="ACE-0" office:value-type="float" office:value="62.060000000000002">
            <text:p>62.06</text:p>
          </table:table-cell>
          <table:table-cell table:style-name="ACE-0" office:value-type="float" office:value="-73.090000000000003">
            <text:p>−73.09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93</text:p>
          </table:table-cell>
          <table:table-cell table:style-name="ACE-0" office:value-type="string">
            <text:p>Daigneault, 2008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4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73">
            <text:p>−73</text:p>
          </table:table-cell>
          <table:table-cell table:style-name="ACE-0" office:value-type="float" office:value="7480">
            <text:p>74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.700000000000003">
            <text:p>90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2001</text:p>
          </table:table-cell>
          <table:table-cell table:style-name="ACE-0" office:value-type="string">
            <text:p>Dyke, 2004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6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lg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VacchiEtal2018</text:p>
          </table:table-cell>
          <table:table-cell table:style-name="ACE-0" office:value-type="string">
            <text:p>Dyke, 2004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35</text:p>
          </table:table-cell>
          <table:table-cell table:style-name="ACE-0" office:value-type="float" office:value="61.549999999999997">
            <text:p>61.55</text:p>
          </table:table-cell>
          <table:table-cell table:style-name="ACE-0" office:value-type="float" office:value="-72.260000000000005">
            <text:p>−72.26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.699999999999999">
            <text:p>29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McNeelyAtkinson1995</text:p>
          </table:table-cell>
          <table:table-cell table:style-name="ACE-0" office:value-type="string">
            <text:p>Daigneault, 2008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65</text:p>
          </table:table-cell>
          <table:table-cell table:style-name="ACE-0" office:value-type="float" office:value="62.07">
            <text:p>62.07</text:p>
          </table:table-cell>
          <table:table-cell table:style-name="ACE-0" office:value-type="float" office:value="-73.180000000000007">
            <text:p>−73.18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</text:p>
          </table:table-cell>
          <table:table-cell table:style-name="ACE-0" office:value-type="string">
            <text:p>Dyke, 2004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78</text:p>
          </table:table-cell>
          <table:table-cell table:style-name="ACE-0" office:value-type="float" office:value="62.170000000000002">
            <text:p>62.17</text:p>
          </table:table-cell>
          <table:table-cell table:style-name="ACE-0" office:value-type="float" office:value="-72.980000000000004">
            <text:p>−72.98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.699999999999999">
            <text:p>11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</text:p>
          </table:table-cell>
          <table:table-cell table:style-name="ACE-0" office:value-type="string">
            <text:p>Dyke, 2004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92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</text:p>
          </table:table-cell>
          <table:table-cell table:style-name="ACE-0" office:value-type="string">
            <text:p>Dyke, 2004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0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2.780000000000001">
            <text:p>−72.78</text:p>
          </table:table-cell>
          <table:table-cell table:style-name="ACE-0" office:value-type="float" office:value="4120">
            <text:p>41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.699999999999999">
            <text:p>14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</text:p>
          </table:table-cell>
          <table:table-cell table:style-name="ACE-0" office:value-type="string">
            <text:p>Dyke, 2004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2</text:p>
          </table:table-cell>
          <table:table-cell table:style-name="ACE-0" office:value-type="float" office:value="61.549999999999997">
            <text:p>61.55</text:p>
          </table:table-cell>
          <table:table-cell table:style-name="ACE-0" office:value-type="float" office:value="-72.299999999999997">
            <text:p>−72.3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a truncata,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2002</text:p>
          </table:table-cell>
          <table:table-cell table:style-name="ACE-0" office:value-type="string">
            <text:p>Daigneault, 2008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81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180">
            <text:p>41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2005</text:p>
          </table:table-cell>
          <table:table-cell table:style-name="ACE-0" office:value-type="string">
            <text:p>Dyke, 2004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1</text:p>
          </table:table-cell>
          <table:table-cell table:style-name="ACE-0" office:value-type="float" office:value="61.859999999999999">
            <text:p>61.86</text:p>
          </table:table-cell>
          <table:table-cell table:style-name="ACE-0" office:value-type="float" office:value="-72.659999999999997">
            <text:p>−72.66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shells in deltic contex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4.399999999999999">
            <text:p>44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GrayEtal1993</text:p>
          </table:table-cell>
          <table:table-cell table:style-name="ACE-0" office:value-type="string">
            <text:p>Gray et al., 1993</text:p>
          </table:table-cell>
          <table:table-cell table:number-columns-repeated="239" table:style-name="ACE-0"/>
        </table:table-row>
        <table:table-row table:style-name="AROW-0" table:number-rows-repeated="25">
          <table:table-cell table:number-columns-repeated="256" table:style-name="ACE-0"/>
        </table:table-row>
        <table:table-row table:style-name="AROW-1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2" gnm:cursor-row="6">
          <gnm:selection gnm:start-col="2" gnm:start-row="6" gnm:end-col="2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1T06:00:3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